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6.87cm"/>
    </style:style>
    <style:style style:name="co14" style:family="table-column">
      <style:table-column-properties fo:break-before="auto" style:column-width="1.681cm"/>
    </style:style>
    <style:style style:name="co15" style:family="table-column">
      <style:table-column-properties fo:break-before="auto" style:column-width="1.998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1.346cm"/>
    </style:style>
    <style:style style:name="co19" style:family="table-column">
      <style:table-column-properties fo:break-before="auto" style:column-width="1.304cm"/>
    </style:style>
    <style:style style:name="co20" style:family="table-column">
      <style:table-column-properties fo:break-before="auto" style:column-width="1.348cm"/>
    </style:style>
    <style:style style:name="co21" style:family="table-column">
      <style:table-column-properties fo:break-before="auto" style:column-width="7.745cm"/>
    </style:style>
    <style:style style:name="co22" style:family="table-column">
      <style:table-column-properties fo:break-before="auto" style:column-width="1.482cm"/>
    </style:style>
    <style:style style:name="co23" style:family="table-column">
      <style:table-column-properties fo:break-before="auto" style:column-width="2.616cm"/>
    </style:style>
    <style:style style:name="co24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ext-properties fo:font-size="9pt" style:font-size-asian="9pt" style:font-size-complex="9pt"/>
    </style:style>
    <style:style style:name="ce41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/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</style:style>
    <style:style style:name="ce135" style:family="table-cell" style:parent-style-name="Default">
      <style:table-cell-properties fo:border-bottom="none" fo:border-left="0.06pt solid #000000" fo:border-right="none" fo:border-top="none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48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fo:border-left="none" fo:border-right="none" fo:border-top="0.06pt solid #000000"/>
    </style:style>
    <style:style style:name="ce15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158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59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160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04" style:family="table-cell" style:parent-style-name="Default" style:data-style-name="N104">
      <style:table-cell-properties fo:border-bottom="0.06pt solid #000000" fo:background-color="transparent" fo:border-left="none" fo:border-right="none" fo:border-top="0.06pt solid #000000"/>
      <style:text-properties fo:font-size="10pt" style:font-size-asian="10pt" style:font-size-complex="10pt"/>
    </style:style>
    <style:style style:name="ce162" style:family="table-cell" style:parent-style-name="Default">
      <style:table-cell-properties fo:border="none"/>
      <style:text-properties fo:font-size="10pt" style:font-size-asian="10pt" style:font-size-complex="10pt"/>
    </style:style>
    <style:style style:name="ce163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164" style:family="table-cell" style:parent-style-name="Default" style:data-style-name="N104">
      <style:table-cell-properties fo:background-color="#f7d1d5"/>
    </style:style>
    <style:style style:name="ce112" style:family="table-cell" style:parent-style-name="Default" style:data-style-name="N104">
      <style:text-properties fo:font-size="10pt" style:font-size-asian="10pt" style:font-size-complex="10pt"/>
    </style:style>
    <style:style style:name="ce113" style:family="table-cell" style:parent-style-name="Default" style:data-style-name="N0">
      <style:text-properties fo:font-size="10pt" style:font-size-asian="10pt" style:font-size-complex="10pt"/>
    </style:style>
    <style:style style:name="ce168" style:family="table-cell" style:parent-style-name="Default" style:data-style-name="N126">
      <style:table-cell-properties fo:border-bottom="none" fo:background-color="#ffffa6" fo:border-left="none" fo:border-right="none" fo:border-top="0.06pt solid #000000"/>
      <style:text-properties fo:font-size="10pt" style:font-size-asian="10pt" style:font-size-complex="10pt"/>
    </style:style>
    <style:style style:name="ce211" style:family="table-cell" style:parent-style-name="Default" style:data-style-name="N11">
      <style:table-cell-properties fo:border-bottom="0.06pt solid #000000" fo:background-color="transparent" fo:border-left="none" fo:border-right="none" fo:border-top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10112"/>
    <style:style style:name="ce170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7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29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17" style:family="table-cell" style:parent-style-name="Default" style:data-style-name="N129">
      <style:text-properties fo:font-size="10pt" style:font-size-asian="10pt" style:font-size-complex="10pt"/>
    </style:style>
    <style:style style:name="ce180" style:family="table-cell" style:parent-style-name="Default" style:data-style-name="N104">
      <style:table-cell-properties fo:border-bottom="none" fo:background-color="#d4ea6b" fo:border-left="none" fo:border-right="none" fo:border-top="0.06pt solid #000000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33"/>
    <style:style style:name="ce2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84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85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86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187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188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189" style:family="table-cell" style:parent-style-name="Default" style:data-style-name="N104">
      <style:table-cell-properties fo:background-color="transparent" fo:border="none"/>
      <style:text-properties fo:font-size="10pt" style:font-size-asian="10pt" style:font-size-complex="10pt"/>
    </style:style>
    <style:style style:name="ce19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91" style:family="table-cell" style:parent-style-name="Default" style:data-style-name="N126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92" style:family="table-cell" style:parent-style-name="Default" style:data-style-name="N126">
      <style:table-cell-properties fo:border-bottom="0.06pt solid #000000" fo:background-color="#ffffa6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26"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04">
      <style:table-cell-properties fo:background-color="#ffff38"/>
      <style:text-properties fo:color="#158466"/>
    </style:style>
    <style:style style:name="ce242" style:family="table-cell" style:parent-style-name="Default" style:data-style-name="N104">
      <style:table-cell-properties fo:background-color="transparent"/>
      <style:text-properties fo:color="#158466"/>
    </style:style>
    <style:style style:name="ce243" style:family="table-cell" style:parent-style-name="Default" style:data-style-name="N10104"/>
    <style:style style:name="ce24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18232.58" calcext:value-type="float">
            <text:p>18.232,58</text:p>
          </table:table-cell>
          <table:table-cell table:style-name="ce88" table:formula="of:=[.E42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42])" office:value-type="float" office:value="0" calcext:value-type="float">
            <text:p>0,00</text:p>
          </table:table-cell>
          <table:table-cell table:style-name="ce88" table:formula="of:=SUM([.H4:.H42])" office:value-type="float" office:value="3885" calcext:value-type="float">
            <text:p>3.885,00</text:p>
          </table:table-cell>
          <table:table-cell table:style-name="ce88" table:formula="of:=SUM([.I4:.I42])" office:value-type="float" office:value="4188.58" calcext:value-type="float">
            <text:p>4.188,58</text:p>
          </table:table-cell>
          <table:table-cell table:style-name="ce88" table:formula="of:=[.E60]" office:value-type="float" office:value="0" calcext:value-type="float">
            <text:p>0,00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7]+[.D8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8]+[.D9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9]+[.D10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0]+[.D11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12]*[.E11]/100" office:value-type="float" office:value="5645" calcext:value-type="float">
            <text:p>5.645,00</text:p>
          </table:table-cell>
          <table:table-cell table:formula="of:=[.E11]+[.D12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12]+[.D13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13]+[.D14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14]+[.D15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15]+[.D16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16]+[.D1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17]+[.D1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18]+[.D19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19]+[.D20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20]+[.D21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21]+[.D22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22]+[.D23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23]+[.D2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24]+[.D25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25]+[.D2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26]+[.D2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27]+[.D28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28]+[.D29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29]+[.D30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30]+[.D31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31]+[.D3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32]+[.D33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33]+[.D3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34]+[.D35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35]+[.D3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36]+[.D3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37]+[.D38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38]+[.D39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39]+[.D40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40]+[.D41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1]+[.D42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 table:formula="of:=[.E42]+[.D43]" office:value-type="float" office:value="11769" calcext:value-type="float">
            <text:p>11.769,00</text:p>
          </table:table-cell>
          <table:table-cell table:number-columns-repeated="6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2 Nisan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6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5"/>
        <table:table-column table:style-name="co19" table:default-cell-style-name="Default"/>
        <table:table-column table:style-name="co20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table:style-name="ce100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 29-ekim-2019 dolar kuru 5,77 TL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 office:value-type="string" calcext:value-type="string">
            <text:p>kiradan kalan</text:p>
          </table:table-cell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 ali balcıya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 office:value-type="string" calcext:value-type="string">
            <text:p>elektrikten kalan</text:p>
          </table:table-cell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style-name="ce52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style-name="ce52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40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style-name="ce52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41" office:value-type="string" calcext:value-type="string">
            <text:p><text:s/>2020 gecikme</text:p>
          </table:table-cell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style-name="ce52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40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style-name="ce52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<text:s/>++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42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style-name="ce52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0"/>
          <table:table-cell/>
          <table:table-cell table:style-name="ce52" table:formula="of:=[.E29]+[.D30]" office:value-type="float" office:value="21729.873101" calcext:value-type="float">
            <text:p>21.729,87</text:p>
          </table:table-cell>
          <table:table-cell table:style-name="ce52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40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style-name="ce52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 office:value-type="string" calcext:value-type="string">
            <text:p><text:s/>2021 gecikme</text:p>
          </table:table-cell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style-name="ce52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style-name="ce52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style-name="ce52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40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style-name="ce52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40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style-name="ce52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style-name="ce52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table:style-name="ce40"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style-name="ce52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Hacizli satış işlemi için (1000) mahkemeye</text:p>
          </table:table-cell>
          <table:table-cell table:style-name="ce40"/>
          <table:table-cell table:style-name="ce52" office:value-type="float" office:value="1000" calcext:value-type="float">
            <text:p>1.000,00</text:p>
          </table:table-cell>
          <table:table-cell table:style-name="ce52" table:formula="of:=[.E38]+[.D39]" office:value-type="float" office:value="41830.3344242462" calcext:value-type="float">
            <text:p>41.830,33</text:p>
          </table:table-cell>
          <table:table-cell table:style-name="ce52" table:formula="of:=[.F38]+[.D39]" office:value-type="float" office:value="36816.3344242462" calcext:value-type="float">
            <text:p>36.816,33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style-name="ce40" office:value-type="percentage" office:value="0.0725" calcext:value-type="percentage">
            <text:p>%7,25</text:p>
          </table:table-cell>
          <table:table-cell table:style-name="ce52" table:formula="of:=[.$E$33]*[.C40]" office:value-type="float" office:value="2342.48575275608" calcext:value-type="float">
            <text:p>2.342,49</text:p>
          </table:table-cell>
          <table:table-cell table:style-name="ce52" table:formula="of:=[.E39]+[.D40]" office:value-type="float" office:value="44172.8201770023" calcext:value-type="float">
            <text:p>44.172,82</text:p>
          </table:table-cell>
          <table:table-cell table:style-name="ce52" table:formula="of:=[.F39]+[.D40]" office:value-type="float" office:value="39158.8201770023" calcext:value-type="float">
            <text:p>39.158,82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8000" calcext:value-type="float">
            <text:p>-8.000,00</text:p>
          </table:table-cell>
          <table:table-cell table:style-name="ce52" table:formula="of:=[.E40]+[.D41]" office:value-type="float" office:value="36172.8201770023" calcext:value-type="float">
            <text:p>36.172,82</text:p>
          </table:table-cell>
          <table:table-cell table:style-name="ce52" table:formula="of:=[.F40]+[.D41]" office:value-type="float" office:value="31158.8201770023" calcext:value-type="float">
            <text:p>31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2000" calcext:value-type="float">
            <text:p>-12.000,00</text:p>
          </table:table-cell>
          <table:table-cell table:style-name="ce52" table:formula="of:=[.E41]+[.D42]" office:value-type="float" office:value="24172.8201770023" calcext:value-type="float">
            <text:p>24.172,82</text:p>
          </table:table-cell>
          <table:table-cell table:style-name="ce52" table:formula="of:=[.F41]+[.D42]" office:value-type="float" office:value="19158.8201770023" calcext:value-type="float">
            <text:p>19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style-name="ce40" office:value-type="percentage" office:value="0.0298" calcext:value-type="percentage">
            <text:p>%2,98</text:p>
          </table:table-cell>
          <table:table-cell table:style-name="ce52" table:formula="of:=[.$E$33]*[.C43]" office:value-type="float" office:value="962.842419753532" calcext:value-type="float">
            <text:p>962,84</text:p>
          </table:table-cell>
          <table:table-cell table:style-name="ce52" table:formula="of:=[.E42]+[.D43]" office:value-type="float" office:value="25135.6625967558" calcext:value-type="float">
            <text:p>25.135,66</text:p>
          </table:table-cell>
          <table:table-cell table:style-name="ce52" table:formula="of:=[.F42]+[.D43]" office:value-type="float" office:value="20121.6625967558" calcext:value-type="float">
            <text:p>20.121,66</text:p>
          </table:table-cell>
          <table:table-cell office:value-type="string" calcext:value-type="string">
            <text:p><text:s/>+++ 2022-6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0000" calcext:value-type="float">
            <text:p>-10.000,00</text:p>
          </table:table-cell>
          <table:table-cell table:style-name="ce52" table:formula="of:=[.E43]+[.D44]" office:value-type="float" office:value="15135.6625967558" calcext:value-type="float">
            <text:p>15.135,66</text:p>
          </table:table-cell>
          <table:table-cell table:style-name="ce52" table:formula="of:=[.F43]+[.D44]" office:value-type="float" office:value="10121.6625967558" calcext:value-type="float">
            <text:p>10.121,66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office:value-type="percentage" office:value="0.0495" calcext:value-type="percentage">
            <text:p>%4,95</text:p>
          </table:table-cell>
          <table:table-cell table:style-name="ce52" table:formula="of:=[.$E$33]*[.C45]" office:value-type="float" office:value="1599.35234153691" calcext:value-type="float">
            <text:p>1.599,35</text:p>
          </table:table-cell>
          <table:table-cell table:style-name="ce52" table:formula="of:=[.E44]+[.D45]" office:value-type="float" office:value="16735.0149382928" calcext:value-type="float">
            <text:p>16.735,01</text:p>
          </table:table-cell>
          <table:table-cell table:style-name="ce52" table:formula="of:=[.F44]+[.D45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2"/>
          <table:table-cell table:style-name="ce52" table:formula="of:=[.E45]+[.D46]" office:value-type="float" office:value="16735.0149382928" calcext:value-type="float">
            <text:p>16.735,01</text:p>
          </table:table-cell>
          <table:table-cell table:style-name="ce52" table:formula="of:=[.F45]+[.D46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 – 750 usd </text:p>
          </table:table-cell>
          <table:table-cell table:style-name="ce70" office:value-type="float" office:value="750" calcext:value-type="float">
            <text:p>750</text:p>
          </table:table-cell>
          <table:table-cell/>
          <table:table-cell table:style-name="ce52" table:formula="of:=[.E46]+[.D47]" office:value-type="float" office:value="16735.0149382928" calcext:value-type="float">
            <text:p>16.735,01</text:p>
          </table:table-cell>
          <table:table-cell table:style-name="ce52" table:formula="of:=[.F46]+[.D47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750 * 17,28 TL/USD <text:s/>14-06-2022</text:p>
          </table:table-cell>
          <table:table-cell table:style-name="ce70" office:value-type="float" office:value="17.28" calcext:value-type="float">
            <text:p>17,28</text:p>
          </table:table-cell>
          <table:table-cell table:formula="of:=[.C47]*[.C48]" office:value-type="float" office:value="12960" calcext:value-type="float">
            <text:p>12960</text:p>
          </table:table-cell>
          <table:table-cell table:style-name="ce52" table:formula="of:=[.E47]+[.D48]" office:value-type="float" office:value="29695.0149382928" calcext:value-type="float">
            <text:p>29.695,01</text:p>
          </table:table-cell>
          <table:table-cell table:style-name="ce52" table:formula="of:=[.F47]+[.D48]" office:value-type="float" office:value="24681.0149382928" calcext:value-type="float">
            <text:p>24.681,0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6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53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6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2 Temmuz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68"/>
        <table:table-column table:style-name="co24" table:default-cell-style-name="Default"/>
        <table:table-column table:style-name="co11" table:number-columns-repeated="2" table:default-cell-style-name="Default"/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7" office:value-type="string" calcext:value-type="string">
            <text:p>DURSUN DURMUŞ 2022 HESAP</text:p>
          </table:table-cell>
          <table:table-cell table:style-name="ce107"/>
          <table:table-cell table:style-name="ce111"/>
          <table:table-cell table:style-name="ce106" table:number-columns-repeated="3"/>
        </table:table-row>
        <table:table-row table:style-name="ro1">
          <table:table-cell table:style-name="ce125"/>
          <table:table-cell table:style-name="ce145" office:value-type="string" calcext:value-type="string">
            <text:p>Üfe-tüfe</text:p>
          </table:table-cell>
          <table:table-cell table:style-name="ce157" office:value-type="string" calcext:value-type="string">
            <text:p>aylık kira</text:p>
          </table:table-cell>
          <table:table-cell table:style-name="ce170"/>
          <table:table-cell table:style-name="ce182" office:value-type="string" calcext:value-type="string">
            <text:p>BAKİYE</text:p>
          </table:table-cell>
          <table:table-cell table:style-name="ce106"/>
        </table:table-row>
        <table:table-row table:style-name="ro1">
          <table:table-cell table:style-name="ce126" office:value-type="string" calcext:value-type="string">
            <text:p>2018 kira bedeli</text:p>
          </table:table-cell>
          <table:table-cell table:style-name="ce146"/>
          <table:table-cell table:style-name="ce158" table:formula="of:=[.D4]/12" office:value-type="currency" office:currency="TRY" office:value="2083.33333333333" calcext:value-type="currency">
            <text:p>₺2.083,33</text:p>
          </table:table-cell>
          <table:table-cell table:style-name="ce171" office:value-type="currency" office:currency="TRY" office:value="25000" calcext:value-type="currency">
            <text:p>₺25.000,00</text:p>
          </table:table-cell>
          <table:table-cell table:style-name="ce183" office:value-type="currency" office:currency="TRY" office:value="25000" calcext:value-type="currency">
            <text:p>₺25.000,00</text:p>
          </table:table-cell>
          <table:table-cell table:style-name="ce106"/>
        </table:table-row>
        <table:table-row table:style-name="ro1">
          <table:table-cell table:style-name="ce127" office:value-type="string" calcext:value-type="string">
            <text:p>2018 ödeme</text:p>
          </table:table-cell>
          <table:table-cell table:style-name="ce147" table:number-columns-repeated="2"/>
          <table:table-cell table:style-name="ce172" office:value-type="currency" office:currency="TRY" office:value="-25000" calcext:value-type="currency">
            <text:p>₺ -25.000,00</text:p>
          </table:table-cell>
          <table:table-cell table:style-name="ce184" table:formula="of:=[.E4]+[.D5]" office:value-type="currency" office:currency="TRY" office:value="0" calcext:value-type="currency">
            <text:p>₺0,00</text:p>
          </table:table-cell>
          <table:table-cell table:style-name="ce106"/>
        </table:table-row>
        <table:table-row table:style-name="ro1">
          <table:table-cell table:style-name="ce128" office:value-type="string" calcext:value-type="string">
            <text:p>2019 kira bedeli </text:p>
          </table:table-cell>
          <table:table-cell table:style-name="ce148" office:value-type="percentage" office:value="0.2258" calcext:value-type="percentage">
            <text:p>%22,58</text:p>
          </table:table-cell>
          <table:table-cell table:style-name="ce159" table:formula="of:=[.C4]+([.C4]*[.B6])" office:value-type="currency" office:currency="TRY" office:value="2553.75" calcext:value-type="currency">
            <text:p>₺2.553,75</text:p>
          </table:table-cell>
          <table:table-cell table:style-name="ce116" table:formula="of:=[.C6]*12" office:value-type="currency" office:currency="TRY" office:value="30645" calcext:value-type="currency">
            <text:p>₺30.645,00</text:p>
          </table:table-cell>
          <table:table-cell table:style-name="ce185" table:formula="of:=[.D6]" office:value-type="currency" office:currency="TRY" office:value="30645" calcext:value-type="currency">
            <text:p>₺30.645,00</text:p>
          </table:table-cell>
          <table:table-cell table:style-name="ce106"/>
        </table:table-row>
        <table:table-row table:style-name="ro1">
          <table:table-cell table:style-name="ce128" office:value-type="string" calcext:value-type="string">
            <text:p>2019 nisan ödeme</text:p>
          </table:table-cell>
          <table:table-cell table:style-name="ce131"/>
          <table:table-cell table:style-name="ce106"/>
          <table:table-cell table:style-name="ce134" office:value-type="currency" office:currency="TRY" office:value="-18500" calcext:value-type="currency">
            <text:p>₺ -18.500,00</text:p>
          </table:table-cell>
          <table:table-cell table:style-name="ce185" table:formula="of:=[.E6]+[.D7]" office:value-type="currency" office:currency="TRY" office:value="12145" calcext:value-type="currency">
            <text:p>₺12.145,00</text:p>
          </table:table-cell>
          <table:table-cell table:style-name="ce106"/>
        </table:table-row>
        <table:table-row table:style-name="ro1">
          <table:table-cell table:style-name="ce129" office:value-type="string" calcext:value-type="string">
            <text:p>2019 haziran ödeme</text:p>
          </table:table-cell>
          <table:table-cell table:style-name="ce149"/>
          <table:table-cell table:style-name="ce147"/>
          <table:table-cell table:style-name="ce172" office:value-type="currency" office:currency="TRY" office:value="-5000" calcext:value-type="currency">
            <text:p>₺ -5.000,00</text:p>
          </table:table-cell>
          <table:table-cell table:style-name="ce186" table:formula="of:=[.E7]+[.D8]" office:value-type="currency" office:currency="TRY" office:value="7145" calcext:value-type="currency">
            <text:p>₺7.145,00</text:p>
          </table:table-cell>
          <table:table-cell table:style-name="ce106"/>
        </table:table-row>
        <table:table-row table:style-name="ro1">
          <table:table-cell table:style-name="ce130" office:value-type="string" calcext:value-type="string">
            <text:p>Kasım 2020 1 aylık kira bedeli</text:p>
          </table:table-cell>
          <table:table-cell table:style-name="ce150" office:value-type="percentage" office:value="0.1189" calcext:value-type="percentage">
            <text:p>%11,89</text:p>
          </table:table-cell>
          <table:table-cell table:style-name="ce158" table:formula="of:=[.C6]+([.C6]*[.B9])" office:value-type="currency" office:currency="TRY" office:value="2857.390875" calcext:value-type="currency">
            <text:p>₺2.857,39</text:p>
          </table:table-cell>
          <table:table-cell table:style-name="ce171" table:formula="of:=[.C9]" office:value-type="currency" office:currency="TRY" office:value="2857.390875" calcext:value-type="currency">
            <text:p>₺2.857,39</text:p>
          </table:table-cell>
          <table:table-cell table:style-name="ce183" table:formula="of:=[.D9]" office:value-type="currency" office:currency="TRY" office:value="2857.390875" calcext:value-type="currency">
            <text:p>₺2.857,39</text:p>
          </table:table-cell>
          <table:table-cell table:style-name="ce106"/>
        </table:table-row>
        <table:table-row table:style-name="ro1">
          <table:table-cell table:style-name="ce129" office:value-type="string" calcext:value-type="string">
            <text:p>Aralık 2020 16 günlük kira bedeli</text:p>
          </table:table-cell>
          <table:table-cell table:style-name="ce149"/>
          <table:table-cell table:style-name="ce147"/>
          <table:table-cell table:style-name="ce175" table:formula="of:=[.C9]/30*12" office:value-type="currency" office:currency="TRY" office:value="1142.95635" calcext:value-type="currency">
            <text:p>₺1.142,96</text:p>
          </table:table-cell>
          <table:table-cell table:style-name="ce187" table:formula="of:=[.E9]+[.D10]" office:value-type="currency" office:currency="TRY" office:value="4000.347225" calcext:value-type="currency">
            <text:p>₺4.000,35</text:p>
          </table:table-cell>
          <table:table-cell table:style-name="ce106"/>
        </table:table-row>
        <table:table-row table:style-name="ro1">
          <table:table-cell table:style-name="ce125" office:value-type="string" calcext:value-type="string">
            <text:p>2021 aylık kira bedeli</text:p>
          </table:table-cell>
          <table:table-cell table:style-name="ce151" office:value-type="percentage" office:value="0.1989" calcext:value-type="percentage">
            <text:p>%19,89</text:p>
          </table:table-cell>
          <table:table-cell table:style-name="ce160" table:formula="of:=[.C9]+([.C9]*[.B11])" office:value-type="currency" office:currency="TRY" office:value="3425.7259200375" calcext:value-type="currency">
            <text:p>₺3.425,73</text:p>
          </table:table-cell>
          <table:table-cell table:style-name="ce176"/>
          <table:table-cell table:style-name="ce188"/>
          <table:table-cell table:style-name="ce106"/>
        </table:table-row>
        <table:table-row table:style-name="ro1">
          <table:table-cell table:style-name="ce125"/>
          <table:table-cell table:style-name="ce151"/>
          <table:table-cell table:style-name="ce204"/>
          <table:table-cell table:style-name="ce176"/>
          <table:table-cell table:style-name="ce188"/>
          <table:table-cell table:style-name="ce106"/>
        </table:table-row>
        <table:table-row table:style-name="ro1">
          <table:table-cell table:style-name="ce131" table:number-columns-repeated="2"/>
          <table:table-cell table:style-name="ce162"/>
          <table:table-cell table:style-name="ce177"/>
          <table:table-cell table:style-name="ce189"/>
          <table:table-cell table:style-name="ce106"/>
        </table:table-row>
        <table:table-row table:style-name="ro1">
          <table:table-cell table:style-name="ce133" office:value-type="string" calcext:value-type="string">
            <text:p>Kiradan kalan 2019 </text:p>
          </table:table-cell>
          <table:table-cell table:style-name="ce152"/>
          <table:table-cell table:style-name="ce163" table:formula="of:=[.E8]" office:value-type="currency" office:currency="TRY" office:value="7145" calcext:value-type="currency">
            <text:p>₺7.145,00</text:p>
          </table:table-cell>
          <table:table-cell table:style-name="ce178" table:formula="of:=[.C6]" office:value-type="currency" office:currency="TRY" office:value="2553.75" calcext:value-type="currency">
            <text:p><text:s/>/ <text:s/>₺2.553,75</text:p>
          </table:table-cell>
          <table:table-cell table:style-name="ce190" table:formula="of:=[.C14]/[.C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135" office:value-type="string" calcext:value-type="string">
            <text:p>Kiradan kalan 2020</text:p>
          </table:table-cell>
          <table:table-cell/>
          <table:table-cell table:style-name="ce164" table:formula="of:=[.E10]" office:value-type="currency" office:currency="TRY" office:value="4000.347225" calcext:value-type="currency">
            <text:p>₺4.000,35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5]/[.C9]" office:value-type="float" office:value="1.4" calcext:value-type="float">
            <text:p>1,40 ay</text:p>
          </table:table-cell>
          <table:table-cell/>
        </table:table-row>
        <table:table-row table:style-name="ro1">
          <table:table-cell table:style-name="ce136" office:value-type="string" calcext:value-type="string">
            <text:p>elektrikten kalan 2020</text:p>
          </table:table-cell>
          <table:table-cell table:style-name="ce153"/>
          <table:table-cell table:style-name="ce112" office:value-type="currency" office:currency="TRY" office:value="1752.33" calcext:value-type="currency">
            <text:p>₺1.752,33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6]/[.C9]" office:value-type="float" office:value="0.613262265002509" calcext:value-type="float">
            <text:p>0,61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elektrik teminat masrafından kalan 2020</text:p>
          </table:table-cell>
          <table:table-cell table:style-name="ce153"/>
          <table:table-cell table:style-name="ce112" office:value-type="currency" office:currency="TRY" office:value="2000" calcext:value-type="currency">
            <text:p>₺2.000,00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7]/[.C9]" office:value-type="float" office:value="0.69993924089927" calcext:value-type="float">
            <text:p>0,70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Tahliye masrafı 2020</text:p>
          </table:table-cell>
          <table:table-cell table:style-name="ce153"/>
          <table:table-cell table:style-name="ce112" office:value-type="currency" office:currency="TRY" office:value="3885" calcext:value-type="currency">
            <text:p>₺3.885,00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8]/[.D18]" office:value-type="float" office:value="1.35963197544683" calcext:value-type="float">
            <text:p>1,36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icraya ödenen 2022</text:p>
          </table:table-cell>
          <table:table-cell table:style-name="ce153"/>
          <table:table-cell table:style-name="ce112" office:value-type="currency" office:currency="TRY" office:value="1000" calcext:value-type="currency">
            <text:p>₺1.000,00</text:p>
          </table:table-cell>
          <table:table-cell table:style-name="ce117" table:formula="of:=[.C11]" office:value-type="currency" office:currency="TRY" office:value="3425.7259200375" calcext:value-type="currency">
            <text:p><text:s/>/ <text:s/>₺3.425,73</text:p>
          </table:table-cell>
          <table:table-cell table:style-name="ce191" table:formula="of:=[.C19]/[.D19]" office:value-type="float" office:value="0.291908933563796" calcext:value-type="float">
            <text:p>0,29 ay</text:p>
          </table:table-cell>
          <table:table-cell table:style-name="ce106"/>
        </table:table-row>
        <table:table-row table:style-name="ro1">
          <table:table-cell table:style-name="ce137" office:value-type="string" calcext:value-type="string">
            <text:p>borca karşılık gelen toplam ödenmeyen kira ay</text:p>
          </table:table-cell>
          <table:table-cell table:style-name="ce154"/>
          <table:table-cell table:style-name="ce160" table:formula="of:=SUM([.C14:.C19])" office:value-type="currency" office:currency="TRY" office:value="19782.677225" calcext:value-type="currency">
            <text:p>₺19.782,68</text:p>
          </table:table-cell>
          <table:table-cell table:style-name="ce170"/>
          <table:table-cell table:style-name="ce192" table:formula="of:=SUM([.E14:.E19])" office:value-type="float" office:value="7.16258871936663" calcext:value-type="float">
            <text:p>7,16 ay</text:p>
          </table:table-cell>
          <table:table-cell table:style-name="ce106"/>
        </table:table-row>
        <table:table-row table:style-name="ro1">
          <table:table-cell table:style-name="ce107" table:number-columns-repeated="2"/>
          <table:table-cell table:style-name="ce113"/>
          <table:table-cell table:style-name="ce106"/>
          <table:table-cell table:style-name="ce118"/>
          <table:table-cell table:style-name="ce106"/>
        </table:table-row>
        <table:table-row table:style-name="ro1">
          <table:table-cell table:style-name="ce138" office:value-type="string" calcext:value-type="string">
            <text:p>Ödenmeyen kira(ay) * 2021-22 aylık kira bedeli ile</text:p>
          </table:table-cell>
          <table:table-cell table:style-name="ce155"/>
          <table:table-cell table:style-name="ce168" table:formula="of:=[.E20]" office:value-type="float" office:value="7.16258871936663" calcext:value-type="float">
            <text:p>7,16 ay</text:p>
          </table:table-cell>
          <table:table-cell table:style-name="ce180" table:formula="of:=[.C11]" office:value-type="currency" office:currency="TRY" office:value="3425.7259200375" calcext:value-type="currency">
            <text:p>₺3.425,73</text:p>
          </table:table-cell>
          <table:table-cell table:style-name="ce183" table:formula="of:=[.C22]*[.D22]" office:value-type="currency" office:currency="TRY" office:value="24537.0658305025" calcext:value-type="currency">
            <text:p>₺24.537,07</text:p>
          </table:table-cell>
          <table:table-cell table:style-name="ce106"/>
        </table:table-row>
        <table:table-row table:style-name="ro1">
          <table:table-cell table:style-name="ce141" office:value-type="string" calcext:value-type="string">
            <text:p>bugünkü kira bedeli üzerinden kalan borç</text:p>
          </table:table-cell>
          <table:table-cell table:style-name="ce107"/>
          <table:table-cell table:style-name="ce113"/>
          <table:table-cell/>
          <table:table-cell table:style-name="ce194" table:formula="of:=SUM([.E22:.E22])" office:value-type="currency" office:currency="TRY" office:value="24537.0658305025" calcext:value-type="currency">
            <text:p>₺24.537,07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 atila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8000" calcext:value-type="currency">
            <text:p>-₺8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 atila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12000" calcext:value-type="currency">
            <text:p>-₺12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 atila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10000" calcext:value-type="currency">
            <text:p>-₺10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21-7-2022 yapılan ödeme 2022 atila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5000" calcext:value-type="currency">
            <text:p>-₺5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22-7-2022 yapılan ödeme 2022 ali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2000" calcext:value-type="currency">
            <text:p>-₺2.000,00</text:p>
          </table:table-cell>
          <table:table-cell table:style-name="ce106"/>
        </table:table-row>
        <table:table-row table:style-name="ro1">
          <table:table-cell office:value-type="string" calcext:value-type="string">
            <text:p>toplam tahsilat</text:p>
          </table:table-cell>
          <table:table-cell table:style-name="ce147"/>
          <table:table-cell table:style-name="ce211"/>
          <table:table-cell table:style-name="ce224"/>
          <table:table-cell table:style-name="ce240" table:formula="of:=SUM([.E24:.E28])*-1" office:value-type="currency" office:currency="TRY" office:value="37000" calcext:value-type="currency">
            <text:p>₺37.000,00</text:p>
          </table:table-cell>
          <table:table-cell table:style-name="ce106"/>
        </table:table-row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6" office:value-type="string" calcext:value-type="string">
            <text:p>kira borcundan kalan</text:p>
          </table:table-cell>
          <table:table-cell table:style-name="ce106"/>
          <table:table-cell table:style-name="ce168" table:formula="of:=[.E14]+[.E15]" office:value-type="float" office:value="4.19784630445423" calcext:value-type="float">
            <text:p>4,20 ay</text:p>
          </table:table-cell>
          <table:table-cell table:style-name="ce85" table:formula="of:=[.C11]" office:value-type="float" office:value="3425.7259200375" calcext:value-type="float">
            <text:p>3.425,73</text:p>
          </table:table-cell>
          <table:table-cell table:style-name="ce112" table:formula="of:=[.C31]*[.D31]" office:value-type="currency" office:currency="TRY" office:value="14380.6708935025" calcext:value-type="currency">
            <text:p>₺14.380,67</text:p>
          </table:table-cell>
          <table:table-cell table:style-name="ce106"/>
        </table:table-row>
        <table:table-row table:style-name="ro1">
          <table:table-cell office:value-type="string" calcext:value-type="string">
            <text:p>elektrik tahliye ve icra masrafları</text:p>
          </table:table-cell>
          <table:table-cell/>
          <table:table-cell table:style-name="ce168" table:formula="of:=[.E18]+[.E16]+[.E19]+[.E17]" office:value-type="float" office:value="2.9647424149124" calcext:value-type="float">
            <text:p>2,96 ay</text:p>
          </table:table-cell>
          <table:table-cell table:style-name="ce85" table:formula="of:=[.D31]" office:value-type="float" office:value="3425.7259200375" calcext:value-type="float">
            <text:p>3.425,73</text:p>
          </table:table-cell>
          <table:table-cell table:style-name="ce112" table:formula="of:=[.C32]*[.D32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100" office:value-type="string" calcext:value-type="string">
            <text:p>kira ile ilgili tahsilat toplamı</text:p>
          </table:table-cell>
          <table:table-cell/>
          <table:table-cell table:style-name="Default"/>
          <table:table-cell/>
          <table:table-cell table:style-name="ce112" table:formula="of:=[.E32]+[.E31]" office:value-type="currency" office:currency="TRY" office:value="24537.0658305025" calcext:value-type="currency">
            <text:p>₺24.537,0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00" office:value-type="string" calcext:value-type="string">
            <text:p>Caymazın doğuşa olan 2000 yılı hesabı için tahsil edilen</text:p>
          </table:table-cell>
          <table:table-cell/>
          <table:table-cell table:style-name="Default"/>
          <table:table-cell/>
          <table:table-cell table:style-name="ce241" table:formula="of:=[.E29]-[.E33]" office:value-type="currency" office:currency="TRY" office:value="12462.9341694975" calcext:value-type="currency">
            <text:p>₺12.462,93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74" table:formula="of:=[.E35]" office:value-type="currency" office:currency="TRY" office:value="12462.9341694975" calcext:value-type="currency">
            <text:p>₺12.462,93</text:p>
          </table:table-cell>
          <table:table-cell table:style-name="ce225" office:value-type="float" office:value="17.7" calcext:value-type="float">
            <text:p>17,70 TL/USD</text:p>
          </table:table-cell>
          <table:table-cell table:style-name="ce242" table:formula="of:=[.C36]/[.D36]" office:value-type="currency" office:currency="TRY" office:value="704.120574547882" calcext:value-type="currency">
            <text:p>₺704,1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242"/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85" office:value-type="float" office:value="400000000" calcext:value-type="float">
            <text:p>400.000.000,00</text:p>
          </table:table-cell>
          <table:table-cell table:style-name="ce85" office:value-type="float" office:value="568084.5" calcext:value-type="float">
            <text:p>568.084,50</text:p>
          </table:table-cell>
          <table:table-cell table:style-name="ce212" table:formula="of:=[.C39]/[.D39]" office:value-type="currency" office:currency="USD" office:value="704.120601776672" calcext:value-type="currency">
            <text:p>$704,12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/>
          <table:table-cell table:style-name="Default"/>
          <table:table-cell/>
          <table:table-cell table:style-name="ce212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212" table:formula="of:=[.E39]" office:value-type="currency" office:currency="USD" office:value="704.120601776672" calcext:value-type="currency">
            <text:p>$704,12</text:p>
          </table:table-cell>
          <table:table-cell table:style-name="ce225" office:value-type="float" office:value="17.7" calcext:value-type="float">
            <text:p>17,70 TL/USD</text:p>
          </table:table-cell>
          <table:table-cell table:style-name="ce243" table:formula="of:=[.D41]*[.C41]" office:value-type="currency" office:currency="TRY" office:value="12462.9346514471" calcext:value-type="currency">
            <text:p>₺12.462,9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220"/>
          <table:table-cell table:style-name="ce245"/>
          <table:table-cell/>
        </table:table-row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6" office:value-type="string" calcext:value-type="string">
            <text:p>Dosya 21-07-2022 tarihinde kapatıldı</text:p>
          </table:table-cell>
          <table:table-cell table:style-name="ce106"/>
          <table:table-cell table:style-name="ce111"/>
          <table:table-cell table:style-name="ce106" table:number-columns-repeated="3"/>
        </table:table-row>
        <table:table-row table:style-name="ro1" table:number-rows-repeated="19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%</number:text>
    </number:percentage-style>
    <number:percentage-style style:name="N124">
      <number:number number:decimal-places="3" number:min-decimal-places="3" number:min-integer-digits="1"/>
      <number:text>%</number:text>
    </number:percentage-style>
    <number:number-style style:name="N125">
      <number:number number:decimal-places="2" number:min-decimal-places="2" number:min-integer-digits="1" number:grouping="true"/>
      <number:text> ay</number:text>
    </number:number-style>
    <number:number-style style:name="N126">
      <number:number number:decimal-places="2" number:min-decimal-places="2" number:min-integer-digits="1"/>
      <number:text> ay</number:text>
    </number:number-style>
    <number:number-style style:name="N127">
      <number:text> /   </number:text>
      <number:number number:decimal-places="2" number:min-decimal-places="2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number:number-style style:name="N133">
      <number:number number:decimal-places="2" number:min-decimal-places="2" number:min-integer-digits="1"/>
      <number:text> TL/USD</number:text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 style:data-style-name="N2" text:time-value="17:12:00.21547247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7-22T17:31:55.425844597</dc:date>
    <meta:editing-duration>P1DT5H45M28S</meta:editing-duration>
    <meta:editing-cycles>76</meta:editing-cycles>
    <meta:generator>LibreOffice/7.2.7.2$Linux_X86_64 LibreOffice_project/20$Build-2</meta:generator>
    <meta:print-date>2022-07-21T18:27:29.590031732</meta:print-date>
    <meta:document-statistic meta:table-count="5" meta:cell-count="553" meta:object-count="0"/>
  </office:meta>
</office:document-meta>
</file>